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8daa5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8daa5"/>
    </style:style>
    <style:style style:name="T1" style:family="text">
      <style:text-properties officeooo:rsid="0008da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ssh/id_rsa.pub</text:span></text:p>
      <text:p text:style-name="P2"><text:span text:style-name="Source_20_Text">ssh-rsa AAAAB3NzaC1yc2EAAAADAQABAAABAQCSrC4Oz4rORedSI/ctSlMfoHdIEU7inwXgYRl2EsLZWbUin/k01flpDzmXKWl9zO1TzlB9CjoEm0oVVesIkbguZJvDYIDmM1JPQWk3TL1MTzacutr8YMKVq65+fDpqG5v/kBeIWBgpyu9QxE2kO5gTesr0x3t5aGb6iv7T4HEg2M6RePZh3M1g5+HVNqs/00tLUW3Mp9CX6JRT/SqUYcSftAv4/24Qyp9TdfhpdPeDZuPOVhg1X+g0bhEhvUEL2/q7IRY0H5jf8xRATRyQ9ob10alsw31kbTSjpJSyzsKTDG5ma2fRM8R+qu9EYW35LhjMO4sFmJPkukeOJ7jiSI/D tomas.orentas@gmail.com</text:span></text:p>
      <text:p text:style-name="P1"><text:span text:style-name="Source_20_Text"/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1:14:33.639187837</meta:creation-date>
    <meta:editing-duration>PT2M44S</meta:editing-duration>
    <meta:editing-cycles>2</meta:editing-cycles>
    <meta:generator>LibreOffice/6.0.7.3$Linux_X86_64 LibreOffice_project/00m0$Build-3</meta:generator>
    <dc:date>2018-12-15T11:16:36.390860641</dc:date>
    <meta:document-statistic meta:table-count="0" meta:image-count="0" meta:object-count="0" meta:page-count="1" meta:paragraph-count="2" meta:word-count="4" meta:character-count="418" meta:non-whitespace-character-count="416"/>
  </office:meta>
</office:document-meta>
</file>